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5232in" svg:height="6.2075in" svg:x="1.4307in" svg:y="0.1366in">
            <draw:object draw:notify-on-update-of-ranges="Sheet1.A1:Sheet1.A256 Sheet1.B1:Sheet1.B256 Sheet1.C1:Sheet1.C256 Sheet1.D1:Sheet1.D2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0827in" svg:height="5.2728in" svg:x="2.1783in" svg:y="6.7535in">
            <draw:object draw:notify-on-update-of-ranges="Sheet1.A1:Sheet1.A256 Sheet1.B1:Sheet1.B25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7031in" svg:height="4.8736in" svg:x="2.2437in" svg:y="12.2366in">
            <draw:object draw:notify-on-update-of-ranges="Sheet1.A1:Sheet1.A256 Sheet1.C1:Sheet1.C2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.2157in" svg:height="4.8949in" svg:x="2.5902in" svg:y="17.4461in">
            <draw:object draw:notify-on-update-of-ranges="Sheet1.A1:Sheet1.A256 Sheet1.D1:Sheet1.D25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64" calcext:value-type="float">
            <text:p>56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" calcext:value-type="float">
            <text:p>14</text:p>
          </table:table-cell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104831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1T16:43:10.179541964</dc:date>
    <dc:creator>Marcin Naw</dc:creator>
    <meta:document-statistic meta:table-count="1" meta:cell-count="1024" meta:object-count="4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89cm" svg:height="15.768cm" xlink:href=".." xlink:type="simple" chart:class="chart:bar" chart:style-name="ch1">
        <chart:legend chart:legend-position="end" svg:x="34.944cm" svg:y="7.087cm" style:legend-expansion="high" chart:style-name="ch2"/>
        <chart:plot-area chart:style-name="ch3" table:cell-range-address="Sheet1.A1:Sheet1.D256" chart:data-source-has-labels="both" svg:x="1.748cm" svg:y="1.395cm" svg:width="31.722cm" svg:height="13.077cm">
          <chartooo:coordinate-region svg:x="2.74cm" svg:y="1.594cm" svg:width="30.649cm" svg:height="11.954cm"/>
          <chart:axis chart:dimension="x" chart:name="primary-x" chart:style-name="ch4" chartooo:axis-type="auto">
            <chartooo:date-scale/>
            <chart:title svg:x="16.798cm" svg:y="14.787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8.744cm" chart:style-name="ch7">
              <text:p>occurence</text:p>
            </chart:title>
            <chart:grid chart:style-name="ch8" chart:class="major"/>
          </chart:axis>
          <chart:series chart:style-name="ch9" chart:values-cell-range-address="Sheet1.B1:Sheet1.B256" chart:label-cell-address="" chart:class="chart:bar">
            <chart:data-point chart:repeated="256"/>
          </chart:series>
          <chart:series chart:style-name="ch10" chart:values-cell-range-address="Sheet1.C1:Sheet1.C256" chart:label-cell-address="" chart:class="chart:bar">
            <chart:data-point chart:repeated="256"/>
          </chart:series>
          <chart:series chart:style-name="ch11" chart:values-cell-range-address="Sheet1.D1:Sheet1.D256" chart:label-cell-address="" chart:class="chart:bar">
            <chart:data-point chart:repeated="2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a</text:p>
              </table:table-cell>
              <table:table-cell office:value-type="string">
                <text:p>block_b</text:p>
              </table:table-cell>
              <table:table-cell office:value-type="string">
                <text:p>block_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10">
                <text:p>10</text:p>
                <draw:g>
                  <svg:desc>Sheet1.B1:Sheet1.B256</svg:desc>
                </draw:g>
              </table:table-cell>
              <table:table-cell office:value-type="float" office:value="564">
                <text:p>564</text:p>
                <draw:g>
                  <svg:desc>Sheet1.C1:Sheet1.C256</svg:desc>
                </draw:g>
              </table:table-cell>
              <table:table-cell office:value-type="float" office:value="52">
                <text:p>52</text:p>
                <draw:g>
                  <svg:desc>Sheet1.D1:Sheet1.D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333">
                <text:p>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159">
                <text:p>1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56">
                <text:p>2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386">
                <text:p>3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4">
                <text:p>14</text:p>
              </table:table-cell>
              <table:table-cell office:value-type="float" office:value="175">
                <text:p>1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">
                <text:p>7</text:p>
              </table:table-cell>
              <table:table-cell office:value-type="float" office:value="93">
                <text:p>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3">
                <text:p>13</text:p>
              </table:table-cell>
              <table:table-cell office:value-type="float" office:value="273">
                <text:p>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74">
                <text:p>2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71cm" svg:height="13.394cm" xlink:href=".." xlink:type="simple" chart:class="chart:bar" chart:style-name="ch1">
        <chart:legend chart:legend-position="end" svg:x="21.125cm" svg:y="6.398cm" style:legend-expansion="high" chart:style-name="ch2"/>
        <chart:plot-area chart:style-name="ch3" table:cell-range-address="Sheet1.A1:Sheet1.B256" chart:data-source-has-labels="both" svg:x="1.472cm" svg:y="1.203cm" svg:width="18.731cm" svg:height="10.943cm">
          <chartooo:coordinate-region svg:x="2.093cm" svg:y="1.402cm" svg:width="18.11cm" svg:height="9.82cm"/>
          <chart:axis chart:dimension="x" chart:name="primary-x" chart:style-name="ch4" chartooo:axis-type="auto">
            <chartooo:date-scale/>
            <chart:title svg:x="10.026cm" svg:y="12.413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7.485cm" chart:style-name="ch7">
              <text:p>occurence</text:p>
            </chart:title>
            <chart:grid chart:style-name="ch8" chart:class="major"/>
          </chart:axis>
          <chart:series chart:style-name="ch9" chart:values-cell-range-address="Sheet1.B1:Sheet1.B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a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10">
                <text:p>10</text:p>
                <draw:g>
                  <svg:desc>Sheet1.B1:Sheet1.B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07cm" svg:height="12.38cm" xlink:href=".." xlink:type="simple" chart:class="chart:bar" chart:style-name="ch1">
        <chart:legend chart:legend-position="end" svg:x="20.161cm" svg:y="5.891cm" style:legend-expansion="high" chart:style-name="ch2"/>
        <chart:plot-area chart:style-name="ch3" table:cell-range-address="Sheet1.A1:Sheet1.A256 Sheet1.C1:Sheet1.C256" chart:data-source-has-labels="both" svg:x="1.453cm" svg:y="1.123cm" svg:width="17.824cm" svg:height="10.029cm">
          <chartooo:coordinate-region svg:x="2.26cm" svg:y="1.322cm" svg:width="17.017cm" svg:height="8.906cm"/>
          <chart:axis chart:dimension="x" chart:name="primary-x" chart:style-name="ch4" chartooo:axis-type="auto">
            <chartooo:date-scale/>
            <chart:title svg:x="9.554cm" svg:y="11.399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6.948cm" chart:style-name="ch7">
              <text:p>occurence</text:p>
            </chart:title>
            <chart:grid chart:style-name="ch8" chart:class="major"/>
          </chart:axis>
          <chart:series chart:style-name="ch9" chart:values-cell-range-address="Sheet1.C1:Sheet1.C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564">
                <text:p>564</text:p>
                <draw:g>
                  <svg:desc>Sheet1.C1:Sheet1.C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69cm" svg:height="12.434cm" xlink:href=".." xlink:type="simple" chart:class="chart:bar" chart:style-name="ch1">
        <chart:legend chart:legend-position="end" svg:x="18.923cm" svg:y="5.918cm" style:legend-expansion="high" chart:style-name="ch2"/>
        <chart:plot-area chart:style-name="ch3" table:cell-range-address="Sheet1.A1:Sheet1.A256 Sheet1.D1:Sheet1.D256" chart:data-source-has-labels="both" svg:x="1.428cm" svg:y="1.127cm" svg:width="16.661cm" svg:height="10.078cm">
          <chartooo:coordinate-region svg:x="2.049cm" svg:y="1.326cm" svg:width="16.04cm" svg:height="8.955cm"/>
          <chart:axis chart:dimension="x" chart:name="primary-x" chart:style-name="ch4" chartooo:axis-type="auto">
            <chartooo:date-scale/>
            <chart:title svg:x="8.947cm" svg:y="11.453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6.977cm" chart:style-name="ch7">
              <text:p>occurence</text:p>
            </chart:title>
            <chart:grid chart:style-name="ch8" chart:class="major"/>
          </chart:axis>
          <chart:series chart:style-name="ch9" chart:values-cell-range-address="Sheet1.D1:Sheet1.D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52">
                <text:p>52</text:p>
                <draw:g>
                  <svg:desc>Sheet1.D1:Sheet1.D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